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14pt" officeooo:rsid="00129101" officeooo:paragraph-rsid="00129101" style:font-size-asian="14pt" style:font-size-complex="14pt"/>
    </style:style>
    <style:style style:name="P2" style:family="paragraph" style:parent-style-name="Standard">
      <style:text-properties style:font-name="Calibri" officeooo:rsid="00129101" officeooo:paragraph-rsid="00129101" fo:background-color="#ffff00"/>
    </style:style>
    <style:style style:name="P3" style:family="paragraph" style:parent-style-name="Standard">
      <style:text-properties style:font-name="Calibri" officeooo:rsid="0015ee99" officeooo:paragraph-rsid="0015ee99" fo:background-color="#ffffff"/>
    </style:style>
    <style:style style:name="P4" style:family="paragraph" style:parent-style-name="Standard">
      <style:text-properties style:font-name="Calibri" officeooo:rsid="001798e5" officeooo:paragraph-rsid="001798e5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6-06-21</text:p>
      <text:p text:style-name="P2"/>
      <text:p text:style-name="P3">Creación Base de Datos</text:p>
      <text:p text:style-name="P4">character set utf8</text:p>
      <text:p text:style-name="P4"/>
      <text:p text:style-name="P4">use primera;<text:line-break/>create table nombre_t(<text:line-break/>id_nombre_t int auto_increment,<text:line-break/>nombre varchar(250),<text:line-break/>descripcion text,<text:line-break/>primary key (id_nombre_t)<text:line-break/>);<text:line-break/>create table cel_t(<text:line-break/>id_cel_t int auto_increment,<text:line-break/>id_nombre_t int,<text:line-break/>celnumber varchar(12),<text:line-break/>email varchar(250),<text:line-break/>primary key(id_cel_t)<text:line-break/>);<text:line-break/>create table deporte_t(<text:line-break/>id_deporte_t int auto_increment,<text:line-break/>deporte varchar(250),<text:line-break/>primary key (id_deporte_t)<text:line-break/>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4pt" officeooo:rsid="00129101" officeooo:paragraph-rsid="00129101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Q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9:05:57.459000000</meta:creation-date>
    <dc:date>2021-06-16T22:18:23.229000000</dc:date>
    <meta:editing-duration>PT2H1M56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52" meta:character-count="429" meta:non-whitespace-character-count="382"/>
  </office:meta>
</office:document-meta>
</file>